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66e9f"/>
    </style:style>
    <style:style style:name="P2" style:family="paragraph" style:parent-style-name="Standard">
      <style:paragraph-properties fo:text-align="end" style:justify-single-word="false"/>
      <style:text-properties officeooo:rsid="0018475b" officeooo:paragraph-rsid="0018475b"/>
    </style:style>
    <style:style style:name="T1" style:family="text">
      <style:text-properties officeooo:rsid="00166e9f"/>
    </style:style>
    <style:style style:name="T2" style:family="text">
      <style:text-properties officeooo:rsid="0018475b"/>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briela B Diaz Cortes</text:p>
      <text:p text:style-name="P1"><draw:frame draw:style-name="fr1" draw:name="Object1" text:anchor-type="paragraph" svg:x="0.6382in" svg:y="1.9272in" svg:width="6.2992in" svg:height="3.5429in" draw:z-index="0"><draw:object xlink:href="./Object 1" xlink:type="simple" xlink:show="embed" xlink:actuate="onLoad"/><draw:image xlink:href="./ObjectReplacements/Object 1" xlink:type="simple" xlink:show="embed" xlink:actuate="onLoad"/><svg:desc>chart</svg:desc></draw:frame><text:span text:style-name="T1">As we can see in the chart below, the unemployment in Mexico has vary slowly in the last two years. It has reached two peaks, one in January 2013 and the next around July 2014. It has drop gradually from July 2014 reaching the minimal in December 2014 and it has suddenly increase at the beginning of 2015. We can also notice that there is a slight difference between unemployment of women and men, and that, in most of the cases, the unemployment of women is slightly greater. Even if the unemployment has not changed dramatically, this does not mean that the population has good or well payed jobs, <text:s/>most of the people has an informal employment which means bad working conditions and small salarie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3:26:56.982226640</meta:creation-date>
    <dc:date>2015-03-09T13:52:45.536666276</dc:date>
    <meta:editing-duration>PT10M31S</meta:editing-duration>
    <meta:editing-cycles>1</meta:editing-cycles>
    <meta:document-statistic meta:table-count="0" meta:image-count="0" meta:object-count="1" meta:page-count="1" meta:paragraph-count="2" meta:word-count="129" meta:character-count="726" meta:non-whitespace-character-count="596"/>
    <meta:generator>LibreOffice/4.3.3.2$Linux_X86_64 LibreOffice_project/43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title svg:x="4.423cm" svg:y="0.315cm" chart:style-name="ch2">
          <text:p>Unemployment in Mexico 2013-1015</text:p>
        </chart:title>
        <chart:legend chart:legend-position="end" svg:x="13.974cm" svg:y="3.702cm" style:legend-expansion="high" chart:style-name="ch3"/>
        <chart:plot-area chart:style-name="ch4" chart:data-source-has-labels="both" svg:x="1.33cm" svg:y="1.273cm" svg:width="12.325cm" svg:height="7.547cm">
          <chartooo:coordinate-region svg:x="2.495cm" svg:y="1.472cm" svg:width="11.16cm" svg:height="5.358cm"/>
          <chart:axis chart:dimension="x" chart:name="primary-x" chart:style-name="ch5" chartooo:axis-type="auto">
            <chartooo:date-scale/>
            <chart:categories table:cell-range-address="local-table.$A$2:.$A$26"/>
          </chart:axis>
          <chart:axis chart:dimension="y" chart:name="primary-y" chart:style-name="ch6">
            <chart:title svg:x="0.451cm" svg:y="5.249cm" chart:style-name="ch7">
              <text:p>%</text:p>
            </chart:title>
            <chart:grid chart:style-name="ch8" chart:class="major"/>
          </chart:axis>
          <chart:series chart:style-name="ch9" chart:values-cell-range-address="local-table.$B$2:.$B$26" chart:label-cell-address="local-table.$B$1" chart:class="chart:bar">
            <chart:data-point chart:repeated="25"/>
          </chart:series>
          <chart:series chart:style-name="ch10" chart:values-cell-range-address="local-table.$C$2:.$C$26" chart:label-cell-address="local-table.$C$1" chart:class="chart:bar">
            <chart:data-point chart:repeated="25"/>
          </chart:series>
          <chart:series chart:style-name="ch11" chart:values-cell-range-address="local-table.$D$2:.$D$26" chart:label-cell-address="local-table.$D$1" chart:class="chart:bar">
            <chart:data-point chart:repeated="2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text:p>
                <text:list>
                  <text:list-item>
                    <text:p/>
                  </text:list-item>
                  <text:list-item>
                    <text:p>Total</text:p>
                  </text:list-item>
                </text:list>
              </table:table-cell>
              <table:table-cell office:value-type="string">
                <text:p>Men</text:p>
                <text:list>
                  <text:list-item>
                    <text:p/>
                  </text:list-item>
                  <text:list-item>
                    <text:p>Men</text:p>
                  </text:list-item>
                </text:list>
              </table:table-cell>
              <table:table-cell office:value-type="string">
                <text:p>Women</text:p>
                <text:list>
                  <text:list-item>
                    <text:p/>
                  </text:list-item>
                  <text:list-item>
                    <text:p>Women</text:p>
                  </text:list-item>
                </text:list>
              </table:table-cell>
            </table:table-row>
          </table:table-header-rows>
          <table:table-rows>
            <table:table-row>
              <table:table-cell office:value-type="string">
                <text:p>Enero 2013</text:p>
              </table:table-cell>
              <table:table-cell office:value-type="float" office:value="5.40787857">
                <text:p>5.40787857</text:p>
              </table:table-cell>
              <table:table-cell office:value-type="float" office:value="5.56797024">
                <text:p>5.56797024</text:p>
              </table:table-cell>
              <table:table-cell office:value-type="float" office:value="5.13931229">
                <text:p>5.13931229</text:p>
              </table:table-cell>
            </table:table-row>
            <table:table-row>
              <table:table-cell office:value-type="string">
                <text:p>Febrero 2013</text:p>
              </table:table-cell>
              <table:table-cell office:value-type="float" office:value="4.75052305">
                <text:p>4.75052305</text:p>
              </table:table-cell>
              <table:table-cell office:value-type="float" office:value="4.64948374">
                <text:p>4.64948374</text:p>
              </table:table-cell>
              <table:table-cell office:value-type="float" office:value="4.9142739">
                <text:p>4.9142739</text:p>
              </table:table-cell>
            </table:table-row>
            <table:table-row>
              <table:table-cell office:value-type="string">
                <text:p>Marzo 2013</text:p>
              </table:table-cell>
              <table:table-cell office:value-type="float" office:value="4.47565818">
                <text:p>4.47565818</text:p>
              </table:table-cell>
              <table:table-cell office:value-type="float" office:value="4.402288">
                <text:p>4.402288</text:p>
              </table:table-cell>
              <table:table-cell office:value-type="float" office:value="4.59681802">
                <text:p>4.59681802</text:p>
              </table:table-cell>
            </table:table-row>
            <table:table-row>
              <table:table-cell office:value-type="string">
                <text:p>Abril 2013</text:p>
              </table:table-cell>
              <table:table-cell office:value-type="float" office:value="4.96199892">
                <text:p>4.96199892</text:p>
              </table:table-cell>
              <table:table-cell office:value-type="float" office:value="5.08866156">
                <text:p>5.08866156</text:p>
              </table:table-cell>
              <table:table-cell office:value-type="float" office:value="4.75557661">
                <text:p>4.75557661</text:p>
              </table:table-cell>
            </table:table-row>
            <table:table-row>
              <table:table-cell office:value-type="string">
                <text:p>Mayo 2013</text:p>
              </table:table-cell>
              <table:table-cell office:value-type="float" office:value="4.91098239">
                <text:p>4.91098239</text:p>
              </table:table-cell>
              <table:table-cell office:value-type="float" office:value="4.92525765">
                <text:p>4.92525765</text:p>
              </table:table-cell>
              <table:table-cell office:value-type="float" office:value="4.88850785">
                <text:p>4.88850785</text:p>
              </table:table-cell>
            </table:table-row>
            <table:table-row>
              <table:table-cell office:value-type="string">
                <text:p>Junio 2013</text:p>
              </table:table-cell>
              <table:table-cell office:value-type="float" office:value="4.99953497">
                <text:p>4.99953497</text:p>
              </table:table-cell>
              <table:table-cell office:value-type="float" office:value="4.74719364">
                <text:p>4.74719364</text:p>
              </table:table-cell>
              <table:table-cell office:value-type="float" office:value="5.4027392">
                <text:p>5.4027392</text:p>
              </table:table-cell>
            </table:table-row>
            <table:table-row>
              <table:table-cell office:value-type="string">
                <text:p>Julio 2013</text:p>
              </table:table-cell>
              <table:table-cell office:value-type="float" office:value="5.13158583">
                <text:p>5.13158583</text:p>
              </table:table-cell>
              <table:table-cell office:value-type="float" office:value="4.9719867">
                <text:p>4.9719867</text:p>
              </table:table-cell>
              <table:table-cell office:value-type="float" office:value="5.38971552">
                <text:p>5.38971552</text:p>
              </table:table-cell>
            </table:table-row>
            <table:table-row>
              <table:table-cell office:value-type="string">
                <text:p>Agosto 2013</text:p>
              </table:table-cell>
              <table:table-cell office:value-type="float" office:value="5.18310622">
                <text:p>5.18310622</text:p>
              </table:table-cell>
              <table:table-cell office:value-type="float" office:value="5.10094865">
                <text:p>5.10094865</text:p>
              </table:table-cell>
              <table:table-cell office:value-type="float" office:value="5.31512341">
                <text:p>5.31512341</text:p>
              </table:table-cell>
            </table:table-row>
            <table:table-row>
              <table:table-cell office:value-type="string">
                <text:p>Septiembre 2013</text:p>
              </table:table-cell>
              <table:table-cell office:value-type="float" office:value="5.305093">
                <text:p>5.305093</text:p>
              </table:table-cell>
              <table:table-cell office:value-type="float" office:value="5.15639437">
                <text:p>5.15639437</text:p>
              </table:table-cell>
              <table:table-cell office:value-type="float" office:value="5.5404496">
                <text:p>5.5404496</text:p>
              </table:table-cell>
            </table:table-row>
            <table:table-row>
              <table:table-cell office:value-type="string">
                <text:p>Octubre 2013</text:p>
              </table:table-cell>
              <table:table-cell office:value-type="float" office:value="5.00978373">
                <text:p>5.00978373</text:p>
              </table:table-cell>
              <table:table-cell office:value-type="float" office:value="5.00128699">
                <text:p>5.00128699</text:p>
              </table:table-cell>
              <table:table-cell office:value-type="float" office:value="5.02359684">
                <text:p>5.02359684</text:p>
              </table:table-cell>
            </table:table-row>
            <table:table-row>
              <table:table-cell office:value-type="string">
                <text:p>Noviembre 2013</text:p>
              </table:table-cell>
              <table:table-cell office:value-type="float" office:value="4.48462178">
                <text:p>4.48462178</text:p>
              </table:table-cell>
              <table:table-cell office:value-type="float" office:value="4.52359139">
                <text:p>4.52359139</text:p>
              </table:table-cell>
              <table:table-cell office:value-type="float" office:value="4.42225307">
                <text:p>4.42225307</text:p>
              </table:table-cell>
            </table:table-row>
            <table:table-row>
              <table:table-cell office:value-type="string">
                <text:p>Diciembre 2013</text:p>
              </table:table-cell>
              <table:table-cell office:value-type="float" office:value="4.26655125">
                <text:p>4.26655125</text:p>
              </table:table-cell>
              <table:table-cell office:value-type="float" office:value="4.24939537">
                <text:p>4.24939537</text:p>
              </table:table-cell>
              <table:table-cell office:value-type="float" office:value="4.29396633">
                <text:p>4.29396633</text:p>
              </table:table-cell>
            </table:table-row>
            <table:table-row>
              <table:table-cell office:value-type="string">
                <text:p>Enero 2014</text:p>
              </table:table-cell>
              <table:table-cell office:value-type="float" office:value="5.06851957">
                <text:p>5.06851957</text:p>
              </table:table-cell>
              <table:table-cell office:value-type="float" office:value="5.103125">
                <text:p>5.103125</text:p>
              </table:table-cell>
              <table:table-cell office:value-type="float" office:value="5.01116423">
                <text:p>5.01116423</text:p>
              </table:table-cell>
            </table:table-row>
            <table:table-row>
              <table:table-cell office:value-type="string">
                <text:p>Febrero 2014</text:p>
              </table:table-cell>
              <table:table-cell office:value-type="float" office:value="4.66156322">
                <text:p>4.66156322</text:p>
              </table:table-cell>
              <table:table-cell office:value-type="float" office:value="4.57808293">
                <text:p>4.57808293</text:p>
              </table:table-cell>
              <table:table-cell office:value-type="float" office:value="4.8009819">
                <text:p>4.8009819</text:p>
              </table:table-cell>
            </table:table-row>
            <table:table-row>
              <table:table-cell office:value-type="string">
                <text:p>Marzo 2014</text:p>
              </table:table-cell>
              <table:table-cell office:value-type="float" office:value="4.79610667">
                <text:p>4.79610667</text:p>
              </table:table-cell>
              <table:table-cell office:value-type="float" office:value="4.66990821">
                <text:p>4.66990821</text:p>
              </table:table-cell>
              <table:table-cell office:value-type="float" office:value="4.99760272">
                <text:p>4.99760272</text:p>
              </table:table-cell>
            </table:table-row>
            <table:table-row>
              <table:table-cell office:value-type="string">
                <text:p>Abril 2014</text:p>
              </table:table-cell>
              <table:table-cell office:value-type="float" office:value="4.85187491">
                <text:p>4.85187491</text:p>
              </table:table-cell>
              <table:table-cell office:value-type="float" office:value="5.10508671">
                <text:p>5.10508671</text:p>
              </table:table-cell>
              <table:table-cell office:value-type="float" office:value="4.43692047">
                <text:p>4.43692047</text:p>
              </table:table-cell>
            </table:table-row>
            <table:table-row>
              <table:table-cell office:value-type="string">
                <text:p>Mayo 2014</text:p>
              </table:table-cell>
              <table:table-cell office:value-type="float" office:value="4.94215861">
                <text:p>4.94215861</text:p>
              </table:table-cell>
              <table:table-cell office:value-type="float" office:value="4.79500126">
                <text:p>4.79500126</text:p>
              </table:table-cell>
              <table:table-cell office:value-type="float" office:value="5.18564657">
                <text:p>5.18564657</text:p>
              </table:table-cell>
            </table:table-row>
            <table:table-row>
              <table:table-cell office:value-type="string">
                <text:p>Junio 2014</text:p>
              </table:table-cell>
              <table:table-cell office:value-type="float" office:value="4.81508621">
                <text:p>4.81508621</text:p>
              </table:table-cell>
              <table:table-cell office:value-type="float" office:value="4.78371061">
                <text:p>4.78371061</text:p>
              </table:table-cell>
              <table:table-cell office:value-type="float" office:value="4.86645992">
                <text:p>4.86645992</text:p>
              </table:table-cell>
            </table:table-row>
            <table:table-row>
              <table:table-cell office:value-type="string">
                <text:p>Julio 2014</text:p>
              </table:table-cell>
              <table:table-cell office:value-type="float" office:value="5.47044354">
                <text:p>5.47044354</text:p>
              </table:table-cell>
              <table:table-cell office:value-type="float" office:value="5.52183394">
                <text:p>5.52183394</text:p>
              </table:table-cell>
              <table:table-cell office:value-type="float" office:value="5.38575709">
                <text:p>5.38575709</text:p>
              </table:table-cell>
            </table:table-row>
            <table:table-row>
              <table:table-cell office:value-type="string">
                <text:p>Agosto 2014</text:p>
              </table:table-cell>
              <table:table-cell office:value-type="float" office:value="5.18894986">
                <text:p>5.18894986</text:p>
              </table:table-cell>
              <table:table-cell office:value-type="float" office:value="5.02526928">
                <text:p>5.02526928</text:p>
              </table:table-cell>
              <table:table-cell office:value-type="float" office:value="5.46005826">
                <text:p>5.46005826</text:p>
              </table:table-cell>
            </table:table-row>
            <table:table-row>
              <table:table-cell office:value-type="string">
                <text:p>Septiembre 2014</text:p>
              </table:table-cell>
              <table:table-cell office:value-type="float" office:value="5.0922037">
                <text:p>5.0922037</text:p>
              </table:table-cell>
              <table:table-cell office:value-type="float" office:value="5.15032914">
                <text:p>5.15032914</text:p>
              </table:table-cell>
              <table:table-cell office:value-type="float" office:value="4.99555938">
                <text:p>4.99555938</text:p>
              </table:table-cell>
            </table:table-row>
            <table:table-row>
              <table:table-cell office:value-type="string">
                <text:p>Octubre 2014</text:p>
              </table:table-cell>
              <table:table-cell office:value-type="float" office:value="4.7754956">
                <text:p>4.7754956</text:p>
              </table:table-cell>
              <table:table-cell office:value-type="float" office:value="4.69850019">
                <text:p>4.69850019</text:p>
              </table:table-cell>
              <table:table-cell office:value-type="float" office:value="4.9022052">
                <text:p>4.9022052</text:p>
              </table:table-cell>
            </table:table-row>
            <table:table-row>
              <table:table-cell office:value-type="string">
                <text:p>Noviembre 2014</text:p>
              </table:table-cell>
              <table:table-cell office:value-type="float" office:value="4.52768527">
                <text:p>4.52768527</text:p>
              </table:table-cell>
              <table:table-cell office:value-type="float" office:value="4.49006231">
                <text:p>4.49006231</text:p>
              </table:table-cell>
              <table:table-cell office:value-type="float" office:value="4.5902564">
                <text:p>4.5902564</text:p>
              </table:table-cell>
            </table:table-row>
            <table:table-row>
              <table:table-cell office:value-type="string">
                <text:p>Diciembre 2014</text:p>
              </table:table-cell>
              <table:table-cell office:value-type="float" office:value="3.75740583">
                <text:p>3.75740583</text:p>
              </table:table-cell>
              <table:table-cell office:value-type="float" office:value="3.80948514">
                <text:p>3.80948514</text:p>
              </table:table-cell>
              <table:table-cell office:value-type="float" office:value="3.67200976">
                <text:p>3.67200976</text:p>
              </table:table-cell>
            </table:table-row>
            <table:table-row>
              <table:table-cell office:value-type="string">
                <text:p>Enero 2015</text:p>
              </table:table-cell>
              <table:table-cell office:value-type="float" office:value="4.51312553">
                <text:p>4.51312553</text:p>
              </table:table-cell>
              <table:table-cell office:value-type="float" office:value="4.60296158">
                <text:p>4.60296158</text:p>
              </table:table-cell>
              <table:table-cell office:value-type="float" office:value="4.36456838">
                <text:p>4.364568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